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70d77" officeooo:paragraph-rsid="00070d77"/>
    </style:style>
    <style:style style:name="P2" style:family="paragraph" style:parent-style-name="Standard">
      <style:text-properties officeooo:rsid="00070d77" officeooo:paragraph-rsid="000b5082"/>
    </style:style>
    <style:style style:name="P3" style:family="paragraph" style:parent-style-name="Standard">
      <style:text-properties officeooo:rsid="00070d77" officeooo:paragraph-rsid="000d2efd"/>
    </style:style>
    <style:style style:name="P4" style:family="paragraph" style:parent-style-name="Standard">
      <style:text-properties officeooo:rsid="00070d77" officeooo:paragraph-rsid="0011a3f5"/>
    </style:style>
    <style:style style:name="P5" style:family="paragraph" style:parent-style-name="Standard">
      <style:text-properties officeooo:paragraph-rsid="00070d77"/>
    </style:style>
    <style:style style:name="P6" style:family="paragraph" style:parent-style-name="Standard">
      <style:text-properties officeooo:paragraph-rsid="0007651f"/>
    </style:style>
    <style:style style:name="P7" style:family="paragraph" style:parent-style-name="Standard">
      <style:text-properties officeooo:paragraph-rsid="00076e7c"/>
    </style:style>
    <style:style style:name="P8" style:family="paragraph" style:parent-style-name="Standard">
      <style:text-properties officeooo:rsid="0007651f" officeooo:paragraph-rsid="0007651f"/>
    </style:style>
    <style:style style:name="P9" style:family="paragraph" style:parent-style-name="Standard">
      <style:text-properties officeooo:rsid="0007651f" officeooo:paragraph-rsid="0011a3f5"/>
    </style:style>
    <style:style style:name="P10" style:family="paragraph" style:parent-style-name="Standard">
      <style:text-properties officeooo:rsid="00076e7c" officeooo:paragraph-rsid="00076e7c"/>
    </style:style>
    <style:style style:name="P11" style:family="paragraph" style:parent-style-name="Standard">
      <style:text-properties officeooo:rsid="00076e7c" officeooo:paragraph-rsid="0011a3f5"/>
    </style:style>
    <style:style style:name="P12" style:family="paragraph" style:parent-style-name="Standard">
      <style:text-properties officeooo:rsid="0009d9cf" officeooo:paragraph-rsid="0009d9cf"/>
    </style:style>
    <style:style style:name="P13" style:family="paragraph" style:parent-style-name="Standard">
      <style:text-properties officeooo:rsid="0010ecf7" officeooo:paragraph-rsid="0010ecf7"/>
    </style:style>
    <style:style style:name="P14" style:family="paragraph" style:parent-style-name="Standard">
      <style:text-properties officeooo:paragraph-rsid="0011a3f5"/>
    </style:style>
    <style:style style:name="P15" style:family="paragraph" style:parent-style-name="Standard">
      <style:text-properties style:text-underline-style="none" officeooo:rsid="00070d77" officeooo:paragraph-rsid="0011a3f5"/>
    </style:style>
    <style:style style:name="P16" style:family="paragraph" style:parent-style-name="Standard">
      <style:text-properties officeooo:rsid="00070d77" officeooo:paragraph-rsid="0011a3f5"/>
    </style:style>
    <style:style style:name="P17" style:family="paragraph" style:parent-style-name="Standard">
      <style:text-properties officeooo:rsid="00070d77" officeooo:paragraph-rsid="00144662"/>
    </style:style>
    <style:style style:name="P18" style:family="paragraph" style:parent-style-name="Standard">
      <style:text-properties style:text-underline-style="none" officeooo:rsid="00070d77" officeooo:paragraph-rsid="00160737"/>
    </style:style>
    <style:style style:name="T1" style:family="text">
      <style:text-properties officeooo:rsid="0007651f"/>
    </style:style>
    <style:style style:name="T2" style:family="text">
      <style:text-properties officeooo:rsid="00076e7c"/>
    </style:style>
    <style:style style:name="T3" style:family="text">
      <style:text-properties officeooo:rsid="000954b9"/>
    </style:style>
    <style:style style:name="T4" style:family="text">
      <style:text-properties officeooo:rsid="000b5082"/>
    </style:style>
    <style:style style:name="T5" style:family="text">
      <style:text-properties style:text-underline-style="none" officeooo:rsid="000b5082"/>
    </style:style>
    <style:style style:name="T6" style:family="text">
      <style:text-properties style:text-underline-style="none" officeooo:rsid="000cf0dc"/>
    </style:style>
    <style:style style:name="T7" style:family="text">
      <style:text-properties style:text-underline-style="none" officeooo:rsid="000d2efd"/>
    </style:style>
    <style:style style:name="T8" style:family="text">
      <style:text-properties officeooo:rsid="0011a3f5"/>
    </style:style>
    <style:style style:name="T9" style:family="text">
      <style:text-properties officeooo:rsid="001607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omponentes eléctricos consumidos por prototipo:</text:p>
      <text:p text:style-name="P1"/>
      <text:p text:style-name="P1">Prototipo GPS-WIFI</text:p>
      <text:p text:style-name="P1"/>
      <text:p text:style-name="P1"><text:tab/><text:tab/>ITEM <text:tab/><text:tab/><text:tab/><text:tab/><text:tab/><text:tab/><text:tab/>Cantidad </text:p>
      <text:p text:style-name="P1"/>
      <text:p text:style-name="P1">* base para microcontrolador de 2<text:span text:style-name="T2">8</text:span> pines <text:s/><text:tab/><text:tab/><text:tab/><text:tab/> <text:s text:c="4"/>1</text:p>
      <text:p text:style-name="P1">* Microcontrolador Atmega 328PPU<text:tab/><text:tab/> <text:s/><text:tab/><text:tab/> <text:s text:c="16"/>1</text:p>
      <text:p text:style-name="P1">* Cristal oscilador de 16 MHz<text:tab/><text:tab/><text:tab/><text:tab/><text:tab/> <text:s text:c="4"/>1</text:p>
      <text:p text:style-name="P1">* Condensador <text:s/>cerámico de 12 pF<text:tab/><text:tab/><text:tab/><text:tab/><text:tab/> <text:s text:c="4"/>2</text:p>
      <text:p text:style-name="P1">* <text:span text:style-name="T1">Regleta hembra <text:tab/><text:tab/><text:tab/><text:tab/><text:tab/><text:tab/><text:tab/> <text:s text:c="4"/>1</text:span></text:p>
      <text:p text:style-name="P1">* <text:span text:style-name="T1">Módulo WIFI ESP8266<text:tab/><text:tab/><text:tab/><text:tab/><text:tab/><text:tab/> <text:s text:c="4"/>1</text:span></text:p>
      <text:p text:style-name="P1">* <text:span text:style-name="T1">GPS Neo 6m <text:tab/><text:tab/><text:tab/><text:tab/><text:tab/><text:tab/><text:tab/> <text:s text:c="4"/>1</text:span></text:p>
      <text:p text:style-name="P1">* <text:span text:style-name="T1">Cinta termopack metro<text:tab/><text:tab/><text:tab/><text:tab/><text:tab/><text:tab/> <text:s text:c="4"/>1</text:span></text:p>
      <text:p text:style-name="P1">* <text:span text:style-name="T1">Interruptor <text:tab/><text:tab/><text:tab/><text:tab/><text:tab/><text:tab/><text:tab/><text:tab/> <text:s text:c="4"/>1</text:span></text:p>
      <text:p text:style-name="P1">* <text:span text:style-name="T1">Resistencia de 330 Ohm <text:tab/><text:tab/><text:tab/><text:tab/><text:tab/><text:tab/> <text:s text:c="4"/>3</text:span></text:p>
      <text:p text:style-name="P1">* Cable de extensión conector SMA hembra a Ipx<text:tab/><text:tab/><text:tab/> <text:s text:c="4"/>1</text:p>
      <text:p text:style-name="P5">* <text:span text:style-name="T1">Antena Gps de </text:span>1575.42MHz <text:tab/><text:tab/><text:tab/><text:tab/><text:tab/> <text:s text:c="4"/><text:span text:style-name="T1">1</text:span></text:p>
      <text:p text:style-name="P5">* <text:span text:style-name="T1">Placa virgen para soldar circuitos eléctricos <text:tab/><text:tab/><text:tab/> <text:s text:c="4"/>1</text:span></text:p>
      <text:p text:style-name="P5">* <text:span text:style-name="T1">Jack para cargar baterias tipo USB <text:tab/><text:tab/><text:tab/><text:tab/> <text:s text:c="4"/>1</text:span></text:p>
      <text:p text:style-name="P5">* <text:span text:style-name="T1">Batería de Ion-Litio <text:tab/><text:tab/><text:tab/><text:tab/><text:tab/><text:tab/> <text:s text:c="4"/>1</text:span></text:p>
      <text:p text:style-name="P5">* <text:span text:style-name="T1">Pulsadores <text:tab/><text:tab/><text:tab/><text:tab/><text:tab/><text:tab/><text:tab/><text:tab/> <text:s text:c="4"/>2</text:span></text:p>
      <text:p text:style-name="P6">* <text:span text:style-name="T1">Cable para conexiones<text:tab/><text:tab/><text:tab/><text:tab/><text:tab/><text:tab/> <text:s text:c="4"/>6</text:span></text:p>
      <text:p text:style-name="P8">* Sensor de temperatura LM35 <text:tab/><text:tab/><text:tab/><text:tab/><text:tab/> <text:s text:c="4"/>1</text:p>
      <text:p text:style-name="P6">* <text:span text:style-name="T2">Condensador dieléctrico 10 MicroF<text:tab/><text:tab/><text:tab/><text:tab/> <text:s text:c="4"/>2</text:span></text:p>
      <text:p text:style-name="P6">* <text:span text:style-name="T2">Guantes para cirugía<text:tab/> <text:tab/><text:tab/><text:tab/><text:tab/><text:tab/> <text:s text:c="4"/>4</text:span></text:p>
      <text:p text:style-name="P6">* <text:span text:style-name="T2">Tapabocas <text:tab/><text:tab/><text:tab/><text:tab/><text:tab/><text:tab/><text:tab/><text:tab/> <text:s text:c="4"/>3</text:span></text:p>
      <text:p text:style-name="P7">* <text:span text:style-name="T2">Manilla antiestática<text:tab/><text:tab/><text:tab/><text:tab/><text:tab/><text:tab/><text:tab/> <text:s text:c="4"/>1</text:span></text:p>
      <text:p text:style-name="P10">* Ácido férrico <text:s/><text:tab/><text:tab/><text:tab/><text:tab/><text:tab/><text:tab/><text:tab/> <text:s text:c="4"/>1</text:p>
      <text:p text:style-name="P7">* <text:span text:style-name="T2">Soldadura de estaño <text:tab/><text:tab/><text:tab/><text:tab/><text:tab/><text:tab/> <text:s text:c="4"/>1</text:span></text:p>
      <text:p text:style-name="P7">* <text:span text:style-name="T2">Tarjeta programadora arduino <text:tab/><text:tab/><text:tab/><text:tab/><text:tab/> <text:s text:c="4"/>1</text:span></text:p>
      <text:p text:style-name="P7">* <text:span text:style-name="T2">LM 1117 T Conversor a 3.3 V</text:span> <text:tab/><text:tab/><text:tab/><text:tab/><text:tab/> <text:s text:c="4"/><text:span text:style-name="T2">1</text:span></text:p>
      <text:p text:style-name="P7">* <text:span text:style-name="T2">Resistencia de 1 Kohm<text:tab/><text:tab/><text:tab/><text:tab/><text:tab/><text:tab/> <text:s text:c="4"/>2</text:span></text:p>
      <text:p text:style-name="P7">* <text:span text:style-name="T3">Papel Transfer<text:tab/><text:tab/><text:tab/><text:tab/><text:tab/><text:tab/><text:tab/> <text:s text:c="4"/>1</text:span></text:p>
      <text:p text:style-name="P7">* <text:span text:style-name="T9">Pistola de calor <text:tab/><text:tab/><text:tab/><text:tab/><text:tab/><text:tab/><text:tab/> <text:s text:c="4"/>1</text:span>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">Prototipo GPS-<text:span text:style-name="T4">Bluetooth</text:span><text:span text:style-name="T5"> </text:span><text:span text:style-name="T6"><text:s/></text:span><text:span text:style-name="T7"><text:s/></text:span></text:p>
      <text:p text:style-name="P13"/>
      <text:p text:style-name="P2"><text:tab/><text:tab/>ITEM <text:tab/><text:tab/><text:tab/><text:tab/><text:tab/><text:tab/><text:tab/>Cantidad </text:p>
      <text:p text:style-name="P2"/>
      <text:p text:style-name="P4">* base para microcontrolador de 2<text:span text:style-name="T2">8</text:span> pines <text:s/><text:tab/><text:tab/><text:tab/><text:tab/> <text:s text:c="4"/>1</text:p>
      <text:p text:style-name="P4">* Microcontrolador Atmega 328PPU<text:tab/><text:tab/> <text:s/><text:tab/><text:tab/> <text:s text:c="16"/>1</text:p>
      <text:p text:style-name="P4">* Cristal oscilador de 16 MHz<text:tab/><text:tab/><text:tab/><text:tab/><text:tab/> <text:s text:c="4"/>1</text:p>
      <text:p text:style-name="P4">* Condensador <text:s/>cerámico de 12 pF<text:tab/><text:tab/><text:tab/><text:tab/><text:tab/> <text:s text:c="4"/>2</text:p>
      <text:p text:style-name="P4">* <text:span text:style-name="T1">Regleta hembra <text:tab/><text:tab/><text:tab/><text:tab/><text:tab/><text:tab/><text:tab/> <text:s text:c="4"/>1</text:span></text:p>
      <text:p text:style-name="P4">* <text:span text:style-name="T1">Módulo Bluetooth hc-05 <text:tab/><text:tab/><text:tab/><text:tab/><text:tab/><text:tab/> <text:s text:c="4"/>1</text:span></text:p>
      <text:p text:style-name="P17">* Cable de extensión conector SMA hembra a Ipx<text:tab/><text:tab/><text:tab/> <text:s text:c="4"/>1</text:p>
      <text:p text:style-name="P17">* <text:span text:style-name="T1">Antena Gps de </text:span>1575.42MHz <text:tab/><text:tab/><text:tab/><text:tab/><text:tab/> <text:s text:c="4"/><text:span text:style-name="T1">1</text:span></text:p>
      <text:p text:style-name="P4">* <text:span text:style-name="T1">GPS Neo 6m <text:tab/><text:tab/><text:tab/><text:tab/><text:tab/><text:tab/><text:tab/> <text:s text:c="4"/>1</text:span></text:p>
      <text:p text:style-name="P4">* <text:span text:style-name="T1">Cinta termopack metro<text:tab/><text:tab/><text:tab/><text:tab/><text:tab/><text:tab/> <text:s text:c="4"/>1</text:span></text:p>
      <text:p text:style-name="P4">* <text:span text:style-name="T1">Interruptor <text:tab/><text:tab/><text:tab/><text:tab/><text:tab/><text:tab/><text:tab/><text:tab/> <text:s text:c="4"/>1</text:span></text:p>
      <text:p text:style-name="P4">* <text:span text:style-name="T1">Resistencia de 330 Ohm <text:tab/><text:tab/><text:tab/><text:tab/><text:tab/><text:tab/> <text:s text:c="4"/>3</text:span></text:p>
      <text:p text:style-name="P14">* <text:span text:style-name="T1">Placa virgen para soldar circuitos eléctricos <text:tab/><text:tab/><text:tab/> <text:s text:c="4"/>1</text:span></text:p>
      <text:p text:style-name="P14">* <text:span text:style-name="T1">Jack para cargar baterias tipo USB <text:tab/><text:tab/><text:tab/><text:tab/> <text:s text:c="4"/>1</text:span></text:p>
      <text:p text:style-name="P14">* <text:span text:style-name="T1">Batería de Ion-Litio <text:tab/><text:tab/><text:tab/><text:tab/><text:tab/><text:tab/> <text:s text:c="4"/>1</text:span></text:p>
      <text:p text:style-name="P14">* <text:span text:style-name="T1">Pulsadores <text:tab/><text:tab/><text:tab/><text:tab/><text:tab/><text:tab/><text:tab/><text:tab/> <text:s text:c="4"/>2</text:span></text:p>
      <text:p text:style-name="P14">* <text:span text:style-name="T1">Cable para conexiones<text:tab/><text:tab/><text:tab/><text:tab/><text:tab/><text:tab/> <text:s text:c="4"/>6</text:span></text:p>
      <text:p text:style-name="P9">* Sensor de temperatura LM35 <text:tab/><text:tab/><text:tab/><text:tab/><text:tab/> <text:s text:c="4"/>1</text:p>
      <text:p text:style-name="P14">* <text:span text:style-name="T2">Condensador dieléctrico 10 MicroF<text:tab/><text:tab/><text:tab/><text:tab/> <text:s text:c="4"/>2</text:span></text:p>
      <text:p text:style-name="P14">* <text:span text:style-name="T2">Guantes para cirugía<text:tab/> <text:tab/><text:tab/><text:tab/><text:tab/><text:tab/> <text:s text:c="4"/>4</text:span></text:p>
      <text:p text:style-name="P14">* <text:span text:style-name="T2">Tapabocas <text:tab/><text:tab/><text:tab/><text:tab/><text:tab/><text:tab/><text:tab/><text:tab/> <text:s text:c="4"/>3</text:span></text:p>
      <text:p text:style-name="P14">* <text:span text:style-name="T2">Manilla antiestática<text:tab/><text:tab/><text:tab/><text:tab/><text:tab/><text:tab/><text:tab/> <text:s text:c="4"/>1</text:span></text:p>
      <text:p text:style-name="P11">* Ácido férrico <text:s/><text:tab/><text:tab/><text:tab/><text:tab/><text:tab/><text:tab/><text:tab/> <text:s text:c="4"/>1</text:p>
      <text:p text:style-name="P14">* <text:span text:style-name="T2">Soldadura de estaño <text:tab/><text:tab/><text:tab/><text:tab/><text:tab/><text:tab/> <text:s text:c="4"/>1</text:span></text:p>
      <text:p text:style-name="P14">* <text:span text:style-name="T2">Tarjeta programadora arduino <text:tab/><text:tab/><text:tab/><text:tab/><text:tab/> <text:s text:c="4"/>1</text:span></text:p>
      <text:p text:style-name="P14">* <text:span text:style-name="T2">LM 1117 T Conversor a 3.3 V</text:span> <text:tab/><text:tab/><text:tab/><text:tab/><text:tab/> <text:s text:c="4"/><text:span text:style-name="T2">1</text:span></text:p>
      <text:p text:style-name="P14">* <text:span text:style-name="T2">Resistencia de 1 Kohm<text:tab/><text:tab/><text:tab/><text:tab/><text:tab/><text:tab/> <text:s text:c="4"/>2</text:span></text:p>
      <text:p text:style-name="P14">* <text:span text:style-name="T3">Papel Transfer<text:tab/><text:tab/><text:tab/><text:tab/><text:tab/><text:tab/><text:tab/> <text:s text:c="4"/>1</text:span></text:p>
      <text:p text:style-name="P15">* <text:span text:style-name="T8">Display LCD de 16x4<text:tab/><text:tab/><text:tab/><text:tab/><text:tab/><text:tab/> <text:s text:c="4"/>1</text:span></text:p>
      <text:p text:style-name="P15">* <text:span text:style-name="T8">Adaptador Conversor I2C<text:tab/><text:tab/><text:tab/><text:tab/><text:tab/><text:tab/> <text:s text:c="4"/>1</text:span></text:p>
      <text:p text:style-name="P18">* <text:span text:style-name="T9">Pistola de calor <text:tab/><text:tab/><text:tab/><text:tab/><text:tab/><text:tab/><text:tab/> <text:s text:c="4"/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7:24:43.634967821</meta:creation-date>
    <meta:editing-duration>PT15M27S</meta:editing-duration>
    <meta:editing-cycles>6</meta:editing-cycles>
    <meta:generator>LibreOffice/5.2.7.2$Linux_x86 LibreOffice_project/20m0$Build-2</meta:generator>
    <dc:date>2018-02-15T21:04:12.494592929</dc:date>
    <meta:document-statistic meta:table-count="0" meta:image-count="0" meta:object-count="0" meta:page-count="2" meta:paragraph-count="65" meta:word-count="350" meta:character-count="2419" meta:non-whitespace-character-count="1456"/>
  </office:meta>
</office:document-meta>
</file>